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40" style:family="paragraph" style:parent-style-name="Standard">
      <style:text-properties officeooo:paragraph-rsid="01d88a79"/>
    </style:style>
    <style:style style:name="P41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2" style:family="paragraph" style:parent-style-name="Standard">
      <style:text-properties officeooo:paragraph-rsid="01ef6f02"/>
    </style:style>
    <style:style style:name="P43" style:family="paragraph" style:parent-style-name="Footnote">
      <style:text-properties officeooo:paragraph-rsid="01ee0e9a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69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6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efa10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5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6" style:family="text">
      <style:text-properties fo:color="#000000" style:font-name="Ubuntu1" fo:font-size="10pt" fo:language="nl" fo:country="NL" officeooo:rsid="01ee65ea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7" style:family="text">
      <style:text-properties fo:color="#000000" style:font-name="Ubuntu1" fo:font-size="10pt" fo:language="nl" fo:country="NL" officeooo:rsid="0d80b951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8" style:family="text">
      <style:text-properties fo:color="#000000" style:font-name="Ubuntu1" fo:font-size="10pt" fo:language="nl" fo:country="NL" officeooo:rsid="01efdf16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89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90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91" style:family="text">
      <style:text-properties style:text-line-through-style="none" style:text-line-through-type="none" style:font-name="Ubuntu3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2" style:family="text">
      <style:text-properties style:text-line-through-style="none" style:text-line-through-type="none" style:font-name="Ubuntu3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9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font-size="12pt" style:text-underline-style="none" style:font-size-asian="12pt" style:font-size-complex="12pt"/>
    </style:style>
    <style:style style:name="T100" style:family="text">
      <style:text-properties fo:font-size="12pt" style:text-underline-style="none" officeooo:rsid="01392241" style:font-size-asian="12pt" style:font-size-complex="12pt"/>
    </style:style>
    <style:style style:name="T101" style:family="text">
      <style:text-properties fo:font-size="12pt" style:text-underline-style="none" officeooo:rsid="0154e886" style:font-size-asian="12pt" style:font-size-complex="12pt"/>
    </style:style>
    <style:style style:name="T102" style:family="text">
      <style:text-properties fo:font-size="12pt" style:text-underline-style="none" officeooo:rsid="0183b5ef" style:font-size-asian="12pt" style:font-size-complex="12pt"/>
    </style:style>
    <style:style style:name="T103" style:family="text">
      <style:text-properties officeooo:rsid="01a58d2c"/>
    </style:style>
    <style:style style:name="T104" style:family="text">
      <style:text-properties officeooo:rsid="01be8095"/>
    </style:style>
    <style:style style:name="T105" style:family="text">
      <style:text-properties officeooo:rsid="01bfd991"/>
    </style:style>
    <style:style style:name="T106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12" style:family="text">
      <style:text-properties officeooo:rsid="0172e4a7"/>
    </style:style>
    <style:style style:name="T113" style:family="text">
      <style:text-properties officeooo:rsid="01b7b893"/>
    </style:style>
    <style:style style:name="T114" style:family="text">
      <style:text-properties officeooo:rsid="01bb6e0a"/>
    </style:style>
    <style:style style:name="T115" style:family="text">
      <style:text-properties officeooo:rsid="017c0c0e"/>
    </style:style>
    <style:style style:name="T116" style:family="text">
      <style:text-properties officeooo:rsid="01a841ff"/>
    </style:style>
    <style:style style:name="T117" style:family="text">
      <style:text-properties style:font-name="Ubuntu" fo:font-size="12pt" fo:font-weight="bold" officeooo:rsid="01d202ce" style:font-weight-asian="bold" style:font-weight-complex="bold"/>
    </style:style>
    <style:style style:name="T118" style:family="text">
      <style:text-properties officeooo:rsid="01c3beaf"/>
    </style:style>
    <style:style style:name="T119" style:family="text">
      <style:text-properties fo:font-weight="bold" officeooo:rsid="01bb6e0a" style:font-weight-asian="bold" style:font-weight-complex="bold"/>
    </style:style>
    <style:style style:name="T120" style:family="text">
      <style:text-properties fo:font-weight="bold" officeooo:rsid="01c3beaf" style:font-weight-asian="bold" style:font-weight-complex="bold"/>
    </style:style>
    <style:style style:name="T121" style:family="text">
      <style:text-properties fo:font-weight="bold" officeooo:rsid="01f1e85f" style:font-weight-asian="bold" style:font-weight-complex="bold"/>
    </style:style>
    <style:style style:name="T122" style:family="text">
      <style:text-properties fo:font-weight="bold" officeooo:rsid="01eddd65" style:font-weight-asian="bold" style:font-weight-complex="bold"/>
    </style:style>
    <style:style style:name="T123" style:family="text">
      <style:text-properties officeooo:rsid="017c5295"/>
    </style:style>
    <style:style style:name="T124" style:family="text">
      <style:text-properties officeooo:rsid="01e91236"/>
    </style:style>
    <style:style style:name="T125" style:family="text">
      <style:text-properties officeooo:rsid="01b1b55e"/>
    </style:style>
    <style:style style:name="T126" style:family="text">
      <style:text-properties officeooo:rsid="01b3a209"/>
    </style:style>
    <style:style style:name="T127" style:family="text">
      <style:text-properties officeooo:rsid="01f1e85f"/>
    </style:style>
    <style:style style:name="T128" style:family="text">
      <style:text-properties officeooo:rsid="01eddd65"/>
    </style:style>
    <style:style style:name="T129" style:family="text">
      <style:text-properties officeooo:rsid="0d7d740a"/>
    </style:style>
    <style:style style:name="T130" style:family="text">
      <style:text-properties fo:font-size="10pt" officeooo:rsid="0d7d740a" style:font-size-asian="10pt" style:font-size-complex="10pt"/>
    </style:style>
    <style:style style:name="T131" style:family="text">
      <style:text-properties officeooo:rsid="01f76922"/>
    </style:style>
    <style:style style:name="T132" style:family="text">
      <style:text-properties officeooo:rsid="01f7a87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76">C</text:span></text:span><text:span text:style-name="Strong_20_Emphasis"><text:span text:style-name="T71">hecklist voor </text:span></text:span><text:span text:style-name="Strong_20_Emphasis"><text:span text:style-name="T79">de installatie</text:span></text:span><text:span text:style-name="Strong_20_Emphasis"><text:span text:style-name="T71"> van </text:span></text:span><text:reference-mark-start text:name="Distributie"/><text:span text:style-name="Strong_20_Emphasis"><text:span text:style-name="T80">Debian</text:span></text:span><text:reference-mark-end text:name="Distributie"/><text:span text:style-name="Strong_20_Emphasis"><text:span text:style-name="T71"> </text:span></text:span><text:reference-mark-start text:name="Versie"/><text:span text:style-name="T124">1</text:span><text:span text:style-name="T103">0</text:span><text:span text:style-name="Strong_20_Emphasis"><text:span text:style-name="T72"> LTS</text:span></text:span><text:reference-mark-end text:name="Versie"/><text:span text:style-name="Strong_20_Emphasis"><text:span text:style-name="T71">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71">op </text:span></text:span><text:reference-mark-start text:name="Computernaam"/><text:span text:style-name="Strong_20_Emphasis"><text:span text:style-name="T77">pc</text:span></text:span><text:span text:style-name="Strong_20_Emphasis"><text:span text:style-name="T71">0</text:span></text:span><text:span text:style-name="Strong_20_Emphasis"><text:span text:style-name="T78">7</text:span></text:span><text:reference-mark-end text:name="Computernaam"/><text:span text:style-name="T75">.</text:span></text:p>
      <text:p text:style-name="P3"/>
      <text:p text:style-name="P2"><text:span text:style-name="T93">K</text:span><text:span text:style-name="T3">ijk op</text:span><text:span text:style-name="T71"> </text:span><text:a xlink:type="simple" xlink:href="https://karelzimmer.nl/" text:style-name="Internet_20_link" text:visited-style-name="Visited_20_Internet_20_Link"><text:span text:style-name="Internet_20_link"><text:span text:style-name="T95">karelzimmer.nl</text:span></text:span></text:a><text:span text:style-name="T71"> </text:span><text:span text:style-name="T5">voor</text:span><text:span text:style-name="T4"> </text:span><text:span text:style-name="T94">deze en andere </text:span><text:span text:style-name="T6">checklists, scripts, en overige bestanden.</text:span></text:p>
      <text:p text:style-name="P37"/>
      <text:p text:style-name="P41"><text:span text:style-name="T56">D</text:span><text:span text:style-name="T55">it is een invulbare PD</text:span><text:span text:style-name="T57">F</text:span><text:span text:style-name="T55"> met keuzevakken; </text:span><text:span text:style-name="T58">a</text:span><text:span text:style-name="T55">fdrukken is niet noodzakelijk.</text:span></text:p>
      <text:p text:style-name="P11"><text:span text:style-name="Strong_20_Emphasis"><text:span text:style-name="T81"/></text:span></text:p>
      <text:p text:style-name="P11"><text:span text:style-name="Strong_20_Emphasis"><text:span text:style-name="T81"/></text:span></text:p>
      <text:p text:style-name="P19"><text:span text:style-name="Definition"><text:span text:style-name="T97">g</text:span></text:span><text:span text:style-name="Definition"><text:span text:style-name="T96">ebruiker</text:span></text:span><text:span text:style-name="T71"><text:tab/><text:tab/><text:tab/></text:span><text:span text:style-name="User_20_Entry"><text:span text:style-name="T85">Karel</text:span></text:span><text:span text:style-name="User_20_Entry"><text:span text:style-name="T84"> Zimmer</text:span></text:span></text:p>
      <text:p text:style-name="P19"><text:span text:style-name="Definition"><text:span text:style-name="T97">g</text:span></text:span><text:span text:style-name="Definition"><text:span text:style-name="T96">ebruikersnaam<text:tab/></text:span></text:span><text:span text:style-name="User_20_Entry"><text:span text:style-name="T85">karel</text:span></text:span></text:p>
      <text:p text:style-name="P20"><text:span text:style-name="Definition"><text:span text:style-name="T97">c</text:span></text:span><text:span text:style-name="Definition"><text:span text:style-name="T96">omputernaam<text:tab/></text:span></text:span><text:span text:style-name="User_20_Entry"><text:span text:style-name="T82"><text:reference-ref text:reference-format="text" text:ref-name="Computernaam">pc07</text:reference-ref></text:span></text:span></text:p>
      <text:p text:style-name="P21"><text:span text:style-name="Definition"><text:span text:style-name="T97">o</text:span></text:span><text:span text:style-name="Definition"><text:span text:style-name="T98">pstartmenu</text:span></text:span><text:span text:style-name="T71"><text:tab/><text:tab/></text:span><text:span text:style-name="User_20_Entry"><text:span text:style-name="T83">Blauwe ThinkVantage knop &gt; F12</text:span></text:span></text:p>
      <text:p text:style-name="P22"><text:span text:style-name="Definition"><text:span text:style-name="T97">i</text:span></text:span><text:span text:style-name="Definition"><text:span text:style-name="T98">nstellingen</text:span></text:span><text:span text:style-name="T71"><text:tab/><text:tab/></text:span><text:span text:style-name="User_20_Entry"><text:span text:style-name="T83">Blauwe ThinkVantage knop &gt; F1</text:span></text:span></text:p>
      <text:p text:style-name="P10"/>
      <text:p text:style-name="P9"/>
      <text:list xml:id="list1634303607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0" draw:name="Vorm1" draw:style-name="gr1" draw:text-style-name="P4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112855323023430" text:continue-numbering="true" text:style-name="L1">
        <text:list-item>
          <text:p text:style-name="P48">Installatie uitvoeren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1" draw:name="Vorm2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4" draw:name="Vorm3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70">H</text:span></text:span><text:span text:style-name="Strong_20_Emphasis"><text:span text:style-name="T67">et t</text:span></text:span><text:span text:style-name="Strong_20_Emphasis"><text:span text:style-name="T61">oetsenbord </text:span></text:span><text:span text:style-name="Strong_20_Emphasis"><text:span text:style-name="T67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59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69">B</text:span></text:span><text:span text:style-name="Strong_20_Emphasis"><text:span text:style-name="T66">rits E</text:span></text:span><text:span text:style-name="Strong_20_Emphasis"><text:span text:style-name="T63">ng</text:span></text:span><text:span text:style-name="Strong_20_Emphasis"><text:span text:style-name="T69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2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2"><text:span text:style-name="Strong_20_Emphasis"><text:span text:style-name="T24"><text:s/></text:span></text:span><text:span text:style-name="Strong_20_Emphasis"><text:span text:style-name="T42"><draw:control text:anchor-type="as-char" draw:z-index="9" draw:name="Vorm3_0" draw:style-name="gr1" draw:text-style-name="P4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8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3"> extra USB-stick </text:span></text:span><text:span text:style-name="Strong_20_Emphasis"><text:span text:style-name="T44">met </text:span></text:span><text:span text:style-name="Strong_20_Emphasis"><text:span text:style-name="T45">de </text:span></text:span><text:span text:style-name="Strong_20_Emphasis"><text:span text:style-name="T43">firmware</text:span></text:span><text:span text:style-name="Strong_20_Emphasis"><text:span text:style-name="T45">bestanden</text:span></text:span><text:span text:style-name="Strong_20_Emphasis"><text:span text:style-name="T45"><text:note text:id="ftn1" text:note-class="footnote"><text:note-citation>1</text:note-citation><text:note-body><text:p text:style-name="P43"><text:span text:style-name="T86">G</text:span><text:span text:style-name="T87">ebruik </text:span><text:span text:style-name="T86">de andere </text:span><text:span text:style-name="T87">Ventoy USB-stick </text:span><text:span text:style-name="T88">als bron </text:span><text:span text:style-name="T87">en kopieer map 'firmware' </text:span><text:span text:style-name="T88">naar een andere USB-stick </text:span><text:span text:style-name="T86">en/of</text:span><text:span text:style-name="T87"> </text:span><text:span text:style-name="T86">r</text:span><text:span text:style-name="T129">aadpleeg </text:span><text:a xlink:type="simple" xlink:href="https://wiki.debian.org/Firmware" text:style-name="Internet_20_link" text:visited-style-name="Visited_20_Internet_20_Link"><text:span text:style-name="T130">wiki.debian.org/Firmware</text:span></text:a>.</text:p></text:note-body></text:note></text:span></text:span><text:span text:style-name="Strong_20_Emphasis"><text:span text:style-name="T45"> </text:span></text:span><text:span text:style-name="Strong_20_Emphasis"><text:span text:style-name="T46">en klik</text:span></text:span><text:span text:style-name="Strong_20_Emphasis"><text:span text:style-name="T47"> </text:span></text:span><text:span text:style-name="Strong_20_Emphasis"><text:span text:style-name="T48">op </text:span></text:span><text:span text:style-name="Strong_20_Emphasis"><text:span text:style-name="T53">V</text:span></text:span><text:span text:style-name="Strong_20_Emphasis"><text:span text:style-name="T54">olgende</text:span></text:span><text:span text:style-name="Strong_20_Emphasis"><text:span text:style-name="T49">.</text:span></text:span></text:p>
          </table:table-cell>
        </table:table-row>
      </table:table>
      <text:p text:style-name="P8"/>
      <text:list xml:id="list112856860762682" text:continue-numbering="true" text:style-name="L1">
        <text:list-item>
          <text:p text:style-name="P45">Installatie afronden</text:p>
        </text:list-item>
      </text:list>
      <text:p text:style-name="P18"><text:span text:style-name="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2" draw:name="Vorm4" draw:style-name="gr1" draw:text-style-name="P4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4"><text:span text:style-name="T104">Als stap 2. </text:span><text:span text:style-name="T112">de </text:span><text:span text:style-name="T125">toetsenbordindelin</text:span><text:span text:style-name="T126">g </text:span><text:span text:style-name="T104">is vergeten </text:span><text:span text:style-name="T105">bij de installatie</text:span><text:span text:style-name="T10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5" draw:name="Vorm5" draw:style-name="gr1" draw:text-style-name="P4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60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0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4">Instellingen </text:span></text:span><text:span text:style-name="Strong_20_Emphasis"><text:span text:style-name="T29">op het pictogram van </text:span></text:span><text:span text:style-name="Strong_20_Emphasis"><text:span text:style-name="T65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6" draw:name="Vorm6" draw:style-name="gr1" draw:text-style-name="P4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T114">O</text:span><text:span text:style-name="T112">nder </text:span><text:span text:style-name="Strong_20_Emphasis"><text:span text:style-name="T115">I</text:span></text:span><text:span text:style-name="Strong_20_Emphasis"><text:span text:style-name="T112">nvoerbron</text:span></text:span><text:span text:style-name="T112"> </text:span><text:span text:style-name="T113">klik </text:span><text:span text:style-name="T112">op </text:span><text:span text:style-name="Strong_20_Emphasis"><text:span text:style-name="T112">+</text:span></text:span><text:span text:style-name="T112"> </text:span><text:span text:style-name="T116">(plus-teken), </text:span><text:span text:style-name="T128">klik</text:span><text:span text:style-name="T127"> op </text:span><text:span text:style-name="T121">⋮</text:span><text:span text:style-name="T127">,</text:span><text:span text:style-name="T116"> </text:span><text:span text:style-name="T128">klik op </text:span><text:span text:style-name="T122">Overige</text:span><text:span text:style-name="T128">, <text:line-break/>klik op</text:span><text:span text:style-name="T112"> </text:span><text:span text:style-name="Strong_20_Emphasis"><text:span text:style-name="T112">Engels (</text:span></text:span><text:span text:style-name="Strong_20_Emphasis"><text:span text:style-name="T117">GB</text:span></text:span><text:span text:style-name="Strong_20_Emphasis"><text:span text:style-name="T112">)</text:span></text:span><text:span text:style-name="T112">, </text:span><text:span text:style-name="T128">en klik op </text:span><text:span text:style-name="T122">Toevoegen</text:span><text:span text:style-name="T12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7" draw:name="Vorm7" draw:style-name="gr1" draw:text-style-name="P4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8">Klik op regel </text:span><text:span text:style-name="T119">Engels (GB)</text:span><text:span text:style-name="T114"> </text:span><text:span text:style-name="T118">en klik op </text:span><text:span text:style-name="T120">^</text:span><text:span text:style-name="T118">, zodat </text:span><text:span text:style-name="T119">Engels (GB)</text:span><text:span text:style-name="T118"> </text:span><text:span text:style-name="T114">boven</text:span><text:span text:style-name="T118">aan staat</text:span><text:span text:style-name="T11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8" draw:name="Vorm8" draw:style-name="gr1" draw:text-style-name="P4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T123">Sluit het scherm </text:span><text:span text:style-name="Strong_20_Emphasis"><text:span text:style-name="T123">Regio en taal</text:span></text:span><text:span text:style-name="T123">.</text:span></text:p>
          </table:table-cell>
        </table:table-row>
      </table:table>
      <text:p text:style-name="P6"/>
      <text:p text:style-name="P38"/>
      <text:list xml:id="list112856530679406" text:continue-numbering="true" text:style-name="L1">
        <text:list-item>
          <text:p text:style-name="P46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3" draw:name="Vorm9" draw:style-name="gr1" draw:text-style-name="P49" svg:width="0.35cm" svg:height="0.35cm" draw:control="control4"/></text:span></text:span></text:p>
          </table:table-cell>
          <table:table-cell table:style-name="_34_._5f_Gebruiker_5f_inrichten.A1" office:value-type="string">
            <text:p text:style-name="P36"><text:span text:style-name="Strong_20_Emphasis"><text:span text:style-name="T25">Volg de stappen in </text:span></text:span><text:span text:style-name="Strong_20_Emphasis"><text:span text:style-name="T91">Checklist</text:span></text:span><text:span text:style-name="Strong_20_Emphasis"><text:span text:style-name="T92">_</text:span></text:span><text:span text:style-name="Strong_20_Emphasis"><text:span text:style-name="T91">installatie</text:span></text:span><text:span text:style-name="Strong_20_Emphasis"><text:span text:style-name="T92">_</text:span></text:span><text:span text:style-name="Strong_20_Emphasis"><text:span text:style-name="T91"><text:reference-ref text:reference-format="text" text:ref-name="Distributie">Debian</text:reference-ref></text:span></text:span><text:span text:style-name="Strong_20_Emphasis"><text:span text:style-name="T92">_</text:span></text:span><text:span text:style-name="Strong_20_Emphasis"><text:span text:style-name="T91"><text:reference-ref text:reference-format="text" text:ref-name="Versie">10 LTS</text:reference-ref></text:span></text:span><text:span text:style-name="Strong_20_Emphasis"><text:span text:style-name="T92">_</text:span></text:span><text:span text:style-name="Strong_20_Emphasis"><text:span text:style-name="T91"><text:reference-ref text:reference-format="text" text:ref-name="Editie">desktop</text:reference-ref></text:span></text:span><text:span text:style-name="Strong_20_Emphasis"><text:span text:style-name="T91">.</text:span></text:span><text:span text:style-name="Strong_20_Emphasis"><text:span text:style-name="T92">odt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90"/></text:span></text:p>
      <text:p text:style-name="P12"/>
      <text:p text:style-name="P16"><text:span text:style-name="T100">Einde c</text:span><text:span text:style-name="T99">hecklist.</text:span></text:p>
      <text:p text:style-name="P14"/>
      <text:p text:style-name="P16"><text:span text:style-name="T99">De installatie van </text:span><text:span text:style-name="T99"><text:reference-ref text:reference-format="text" text:ref-name="Distributie">Debian</text:reference-ref></text:span><text:span text:style-name="T99"><text:s/></text:span><text:span text:style-name="T101"><text:reference-ref text:reference-format="text" text:ref-name="Versie">10 LTS</text:reference-ref></text:span><text:span text:style-name="T99"><text:s/></text:span><text:span text:style-name="T99"><text:reference-ref text:reference-format="text" text:ref-name="Editie">desktop</text:reference-ref></text:span><text:span text:style-name="T99"><text:s/></text:span><text:span text:style-name="T102">op </text:span><text:span text:style-name="T102"><text:reference-ref text:reference-format="text" text:ref-name="Computernaam">pc07</text:reference-ref></text:span><text:span text:style-name="T102"><text:s/></text:span><text:span text:style-name="T99">is voltooid.</text:span></text:p>
      <text:p text:style-name="P15"/>
      <text:p text:style-name="P23"><text:span text:style-name="T41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108">Auteursrecht </text:span><text:span text:style-name="Strong_20_Emphasis"><text:span text:style-name="T107">© </text:span></text:span><text:span text:style-name="Strong_20_Emphasis"><text:span text:style-name="T106">2</text:span></text:span><text:span text:style-name="T108">02</text:span><text:span text:style-name="T110">1</text:span><text:span text:style-name="T108"> Karel Zimmer.</text:span></text:p>
      <text:p text:style-name="P25"/>
      <text:p text:style-name="P24"><text:span text:style-name="T109">Creative Commons Naamsvermelding-GelijkDelen Internationaal</text:span><text:span text:style-name="T111">-</text:span><text:span text:style-name="T109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09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0_LTS_desktop_pc07.odt</text:file-name><text:tab/><text:date style:data-style-name="N36" text:date-value="2021-08-20T11:28:54.654114791">2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1:28:54.576698352</dc:date>
    <meta:printed-by>Karel Zimmer</meta:printed-by>
    <meta:print-date>2012-07-13T13:55:28</meta:print-date>
    <meta:keyword>Installatie</meta:keyword>
    <meta:keyword>Checklist</meta:keyword>
    <meta:keyword>Linux</meta:keyword>
    <meta:editing-cycles>3085</meta:editing-cycles>
    <meta:editing-duration>P7DT10H46M21S</meta:editing-duration>
    <dc:creator>Karel Zimmer</dc:creator>
    <meta:document-statistic meta:table-count="4" meta:image-count="0" meta:object-count="0" meta:page-count="2" meta:paragraph-count="41" meta:word-count="263" meta:character-count="1992" meta:non-whitespace-character-count="1747"/>
    <meta:user-defined meta:name="Info 1"/>
    <meta:user-defined meta:name="Info 2"/>
    <meta:user-defined meta:name="Info 3"/>
    <meta:user-defined meta:name="Info 4"/>
  </office:meta>
</office:document-meta>
</file>